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" svg:font-family="Helv"/>
    <style:font-face style:name="F" svg:font-family="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6654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2.578in"/>
    </style:style>
    <style:style style:name="co6" style:family="table-column">
      <style:table-column-properties fo:break-before="auto" style:column-width="0.8346in"/>
    </style:style>
    <style:style style:name="co7" style:family="table-column">
      <style:table-column-properties fo:break-before="auto" style:column-width="0.9319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6291in"/>
    </style:style>
    <style:style style:name="co10" style:family="table-column">
      <style:table-column-properties fo:break-before="auto" style:column-width="0.8228in"/>
    </style:style>
    <style:style style:name="co11" style:family="table-column">
      <style:table-column-properties fo:break-before="auto" style:column-width="1.089in"/>
    </style:style>
    <style:style style:name="co12" style:family="table-column">
      <style:table-column-properties fo:break-before="auto" style:column-width="0.4236in"/>
    </style:style>
    <style:style style:name="co13" style:family="table-column">
      <style:table-column-properties fo:break-before="auto" style:column-width="0.3874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508in" fo:break-before="auto" style:use-optimal-row-height="false"/>
    </style:style>
    <style:style style:name="ro6" style:family="table-row">
      <style:table-row-properties style:row-height="0.278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578in" fo:break-before="auto" style:use-optimal-row-height="false"/>
    </style:style>
    <style:style style:name="ro9" style:family="table-row">
      <style:table-row-properties style:row-height="0.5339in" fo:break-before="auto" style:use-optimal-row-height="false"/>
    </style:style>
    <style:style style:name="ro10" style:family="table-row">
      <style:table-row-properties style:row-height="0.361in" fo:break-before="auto" style:use-optimal-row-height="false"/>
    </style:style>
    <style:style style:name="ro11" style:family="table-row">
      <style:table-row-properties style:row-height="0.3126in" fo:break-before="auto" style:use-optimal-row-height="fals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52in" fo:break-before="auto" style:use-optimal-row-height="false"/>
    </style:style>
    <style:style style:name="ro14" style:family="table-row">
      <style:table-row-properties style:row-height="0.3854in" fo:break-before="auto" style:use-optimal-row-height="false"/>
    </style:style>
    <style:style style:name="ro15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19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0" style:family="table-cell" style:parent-style-name="Default" style:data-style-name="N100">
      <style:table-cell-properties fo:border-bottom="0.99pt solid #000000" style:cell-protect="none" style:print-content="tru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99pt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in" style:writing-mode="page"/>
      <style:text-properties fo:font-size="11pt" style:font-size-asian="11pt" style:font-size-complex="11pt"/>
    </style:style>
    <style:style style:name="ce24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in" style:writing-mode="page"/>
    </style:style>
    <style:style style:name="ce30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4d4d4d" style:font-name="Droid Sans" fo:font-size="12pt" fo:language="none" fo:country="none" style:font-name-asian="Droid Sans" style:font-size-asian="12pt" style:language-asian="none" style:country-asian="none" style:font-name-complex="Droid Sans" style:font-size-complex="12pt" style:language-complex="none" style:country-complex="none"/>
    </style:style>
    <style:style style:name="ce31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in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2.49pt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in" style:writing-mode="page"/>
    </style:style>
    <style:style style:name="ce33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40" style:family="table-cell" style:parent-style-name="Default">
      <style:table-cell-properties style:glyph-orientation-vertical="0" fo:border-bottom="2.4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fo:border-bottom="0.9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42" style:family="table-cell" style:parent-style-name="Default">
      <style:table-cell-properties style:glyph-orientation-vertical="0" fo:background-color="#c0c0c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5" style:family="table-cell" style:parent-style-name="Default" style:data-style-name="N0">
      <style:table-cell-properties style:glyph-orientation-vertical="0" fo:border-bottom="0.99pt solid #000000" fo:background-color="#c0c0c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</style:style>
    <style:style style:name="ce4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3pt double #000000" style:border-line-width="0.0138in 0.0138in 0.0138in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fix" style:repeat-content="false" fo:wrap-option="wrap" fo:border-left="3pt double #000000" style:border-line-width-left="0.0138in 0.0138in 0.0138in" style:direction="ltr" fo:border-right="none" style:rotation-angle="0" style:rotation-align="none" style:shrink-to-fit="false" fo:border-top="3pt double #000000" style:border-line-width-top="0.0138in 0.0138in 0.0138in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3pt double #000000" style:border-line-width-right="0.0138in 0.0138in 0.0138in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c0c0c0" style:cell-protect="none" style:print-content="true" style:diagonal-bl-tr="none" style:diagonal-tl-br="none" fo:border-left="0.99pt solid #000000" fo:border-right="none" style:rotation-align="none" fo:border-top="0.99pt solid #000000"/>
    </style:style>
    <style:style style:name="ce51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fix" style:repeat-content="false" fo:wrap-option="no-wrap" fo:border-left="none" style:direction="ltr" fo:border-right="3pt double #000000" style:border-line-width-right="0.0138in 0.0138in 0.0138in" style:rotation-angle="0" style:rotation-align="none" style:shrink-to-fit="false" fo:border-top="0.99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</style:style>
    <style:style style:name="ce53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3pt double #000000" style:border-line-width-top="0.0138in 0.0138in 0.0138in" style:vertical-align="top"/>
      <style:paragraph-properties fo:margin-left="0in" style:writing-mode="page"/>
    </style:style>
    <style:style style:name="ce54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fix" style:repeat-content="false" fo:wrap-option="no-wrap" fo:border-left="3pt double #000000" style:border-line-width-left="0.0138in 0.0138in 0.0138in" style:direction="ltr" fo:border-right="3pt double #000000" style:border-line-width-right="0.0138in 0.0138in 0.0138in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fo:border="0.99pt solid #000000" style:rotation-align="none"/>
    </style:style>
    <style:style style:name="ce58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in" style:writing-mode="page"/>
    </style:style>
    <style:style style:name="ce59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60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1" style:family="table-cell" style:parent-style-name="Default">
      <style:table-cell-properties fo:background-color="#c0c0c0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65" style:family="table-cell" style:parent-style-name="Default">
      <style:table-cell-properties style:glyph-orientation-vertical="0" fo:border-bottom="2.49pt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in" style:writing-mode="page"/>
    </style:style>
    <style:style style:name="ce66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value-type" style:repeat-content="false" fo:wrap-option="no-wrap" fo:border-left="none" style:direction="ltr" fo:border-right="3pt double #000000" style:border-line-width-right="0.0138in 0.0138in 0.0138in" style:rotation-angle="0" style:rotation-align="none" style:shrink-to-fit="false" fo:border-top="0.99pt solid #000000" style:vertical-align="automatic"/>
      <style:paragraph-properties fo:margin-left="0in" style:writing-mode="page"/>
    </style:style>
    <style:style style:name="ce67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value-type" style:repeat-content="false" fo:wrap-option="no-wrap" fo:border-left="none" style:direction="ltr" fo:border-right="3pt double #000000" style:border-line-width-right="0.0138in 0.0138in 0.0138in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</style:style>
    <style:style style:name="ce68" style:family="table-cell" style:parent-style-name="Default">
      <style:table-cell-properties style:glyph-orientation-vertical="0" fo:border-bottom="3pt double #000000" style:border-line-width-bottom="0.0138in 0.0138in 0.0138in" style:cell-protect="protected" style:print-content="true" style:diagonal-bl-tr="none" style:diagonal-tl-br="none" style:text-align-source="value-type" style:repeat-content="false" fo:wrap-option="no-wrap" fo:border-left="none" style:direction="ltr" fo:border-right="3pt double #000000" style:border-line-width-right="0.0138in 0.0138in 0.0138in" style:rotation-angle="0" style:rotation-align="none" style:shrink-to-fit="false" fo:border-top="none" style:vertical-align="middle"/>
      <style:paragraph-properties fo:margin-left="0in" style:writing-mode="page"/>
    </style:style>
    <style:style style:name="ce69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0" style:family="table-cell" style:parent-style-name="Default" style:data-style-name="N4">
      <style:table-cell-properties fo:background-color="#c0c0c0" style:cell-protect="none" style:print-content="true" style:diagonal-bl-tr="none" style:diagonal-tl-br="none" fo:border="0.99pt solid #000000" style:rotation-align="none"/>
    </style:style>
    <style:style style:name="ce71" style:family="table-cell" style:parent-style-name="Default" style:data-style-name="N4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3pt double #000000" style:border-line-width="0.0138in 0.0138in 0.0138in" style:direction="ltr" style:rotation-angle="0" style:rotation-align="none" style:shrink-to-fit="false" style:vertical-align="middle"/>
      <style:paragraph-properties fo:margin-left="0in" style:writing-mode="page"/>
    </style:style>
    <style:style style:name="ce72" style:family="table-cell" style:parent-style-name="Default" style:data-style-name="N4">
      <style:table-cell-properties style:cell-protect="protected" style:print-content="true" style:diagonal-bl-tr="none" style:diagonal-tl-br="none" fo:border="none" style:rotation-align="none"/>
    </style:style>
    <style:style style:name="ce73" style:family="table-cell" style:parent-style-name="Default" style:data-style-name="N4">
      <style:table-cell-properties fo:border-bottom="2.49pt solid #000000" fo:background-color="#c0c0c0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74" style:family="table-cell" style:parent-style-name="Default" style:data-style-name="N4">
      <style:table-cell-properties fo:border-bottom="0.99pt solid #000000" fo:background-color="#c0c0c0" style:cell-protect="none" style:print-content="true" style:diagonal-bl-tr="none" style:diagonal-tl-br="none" fo:border-left="0.99pt solid #000000" fo:border-right="0.99pt solid #000000" style:rotation-align="none" fo:border-top="none"/>
    </style:style>
    <style:style style:name="ce75" style:family="table-cell" style:parent-style-name="Default" style:data-style-name="N4">
      <style:table-cell-properties style:glyph-orientation-vertical="0" fo:border-bottom="3pt double #000000" style:border-line-width-bottom="0.0138in 0.0138in 0.0138in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3pt double #000000" style:border-line-width-right="0.0138in 0.0138in 0.0138in" style:rotation-angle="0" style:rotation-align="none" style:shrink-to-fit="false" fo:border-top="3pt double #000000" style:border-line-width-top="0.0138in 0.0138in 0.0138in" style:vertical-align="middle"/>
      <style:paragraph-properties fo:margin-left="0in" style:writing-mode="page"/>
    </style:style>
    <style:style style:name="ce76" style:family="table-cell" style:parent-style-name="Default" style:data-style-name="N4">
      <style:table-cell-properties fo:border-bottom="3pt double #000000" style:border-line-width-bottom="0.0138in 0.0138in 0.0138in" fo:background-color="#ffffff" style:cell-protect="protected" style:print-content="true" style:diagonal-bl-tr="none" style:diagonal-tl-br="none" fo:border-left="none" fo:border-right="none" style:rotation-align="none" fo:border-top="3pt double #000000" style:border-line-width-top="0.0138in 0.0138in 0.0138in"/>
    </style:style>
    <style:style style:name="ce77" style:family="table-cell" style:parent-style-name="Default" style:data-style-name="N4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3pt double #000000" style:border-line-width="0.0138in 0.0138in 0.0138in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3pt double #000000" style:border-line-width-bottom="0.0138in 0.0138in 0.0138in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 style:data-style-name="N4">
      <style:table-cell-properties fo:border-bottom="2.49pt solid #000000" fo:background-color="#c0c0c0" style:cell-protect="none" style:print-content="true" style:diagonal-bl-tr="none" style:diagonal-tl-br="none" fo:border-left="0.99pt solid #000000" fo:border-right="3pt double #000000" style:border-line-width-right="0.0138in 0.0138in 0.0138in" style:rotation-align="none" fo:border-top="0.99pt solid #000000"/>
    </style:style>
    <style:style style:name="ce81" style:family="table-cell" style:parent-style-name="Default" style:data-style-name="N4">
      <style:table-cell-properties fo:background-color="#c0c0c0" style:cell-protect="none" style:print-content="true" style:diagonal-bl-tr="none" style:diagonal-tl-br="none" fo:border="0.99pt solid #000000" style:rotation-align="none"/>
      <style:text-properties style:font-name="Arial" style:font-name-asian="Droid Sans Fallback" style:font-name-complex="FreeSans"/>
    </style:style>
    <style:style style:name="ce82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 style:data-style-name="N4">
      <style:table-cell-properties style:cell-protect="none" style:print-content="true"/>
    </style:style>
    <style:style style:name="ce84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fo:border-bottom="none" style:cell-protect="none" style:print-content="true" style:diagonal-bl-tr="none" style:diagonal-tl-br="none" fo:border-left="0.99pt solid #000000" fo:border-right="none" style:rotation-align="none" fo:border-top="none"/>
    </style:style>
    <style:style style:name="ce86" style:family="table-cell" style:parent-style-name="Default" style:data-style-name="N4">
      <style:table-cell-properties fo:border-bottom="3pt double #000000" style:border-line-width-bottom="0.0138in 0.0138in 0.0138in" style:cell-protect="none" style:print-content="true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fo:border-bottom="none" fo:background-color="#969696" style:cell-protect="protected" style:print-content="true" style:diagonal-bl-tr="none" style:diagonal-tl-br="none" style:text-align-source="value-type" style:repeat-content="false" fo:wrap-option="no-wrap" fo:border-left="3pt double #000000" style:border-line-width-left="0.0138in 0.0138in 0.0138in" style:direction="ltr" fo:border-right="3pt double #000000" style:border-line-width-right="0.0138in 0.0138in 0.0138in" style:rotation-angle="0" style:rotation-align="none" style:shrink-to-fit="false" fo:border-top="3pt double #000000" style:border-line-width-top="0.0138in 0.0138in 0.0138in" style:vertical-align="middle"/>
      <style:paragraph-properties fo:margin-left="0in" style:writing-mode="page"/>
    </style:style>
    <style:style style:name="ce88" style:family="table-cell" style:parent-style-name="Default">
      <style:table-cell-properties style:glyph-orientation-vertical="0" fo:border-bottom="3pt double #000000" style:border-line-width-bottom="0.0138in 0.0138in 0.0138in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3pt double #000000" style:border-line-width-right="0.0138in 0.0138in 0.0138in" style:rotation-angle="0" style:rotation-align="none" style:shrink-to-fit="false" fo:border-top="3pt double #000000" style:border-line-width-top="0.0138in 0.0138in 0.0138in" style:vertical-align="middle"/>
      <style:paragraph-properties fo:margin-left="0in" style:writing-mode="page"/>
    </style:style>
    <style:style style:name="ce89" style:family="table-cell" style:parent-style-name="Default">
      <style:table-cell-properties style:glyph-orientation-vertical="0" fo:border-bottom="3pt double #000000" style:border-line-width-bottom="0.0138in 0.0138in 0.0138in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3pt double #000000" style:border-line-width-right="0.0138in 0.0138in 0.0138in" style:rotation-angle="0" style:rotation-align="none" style:shrink-to-fit="false" fo:border-top="3pt double #000000" style:border-line-width-top="0.0138in 0.0138in 0.0138in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" style:family="text">
      <style:text-properties style:font-name="Arial" style:font-style-complex="normal" fo:font-size="8pt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8pt" style:font-size-complex="8pt" style:font-weight-asian="normal" style:font-weight-complex="normal" style:font-style-asian="normal"/>
    </style:style>
    <style:style style:name="T2" style:family="text">
      <style:text-properties style:font-name="Arial" fo:font-size="8pt" fo:font-weight="normal" style:text-underline-style="none" style:text-underline-color="font-color" style:text-line-through-type="none" style:text-outline="false" fo:text-shadow="none" style:text-position="0%" style:font-name-complex="" style:font-size-asian="8pt" style:font-size-complex="8pt" style:font-weight-asian="normal" style:font-weight-complex="normal" fo:font-style="italic" style:font-style-asian="italic" style:font-style-complex="italic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" style:font-name-complex="" style:font-size-asian="8pt" style:font-size-complex="8pt" style:font-weight-asian="normal" style:font-weight-complex="normal" style:font-style-asian="italic" style:font-style-complex="italic"/>
    </style:style>
    <style:style style:name="T4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name-complex="" style:font-size-asian="11pt" style:font-size-complex="11pt" style:font-weight-asian="bold" style:font-weight-complex="bold" style:font-style-asian="normal" style:font-name="Arial"/>
    </style:style>
    <style:style style:name="T5" style:family="text">
      <style:text-properties style:text-position="0%" style:text-underline-style="none" style:text-underline-color="font-color" style:text-line-through-type="none" style:text-outline="false" fo:text-shadow="none" style:font-name-complex="" style:font-name="Arial" style:font-style-complex="italic" style:font-style-asian="italic" style:font-weight-complex="normal" style:font-weight-asian="normal" style:font-size-complex="8pt" style:font-size-asian="8pt" fo:font-style="italic" fo:font-weight="normal" fo:font-size="8pt"/>
    </style:style>
    <style:style style:name="T6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style:text-position="33%" style:font-name-complex="" style:font-size-asian="10pt" style:font-size-complex="10pt" style:font-weight-asian="bold" style:font-weight-complex="bold" style:font-style-asian="normal" style:font-name="Arial"/>
    </style:style>
    <style:style style:name="T7" style:family="text">
      <style:text-properties fo:text-shadow="none" fo:font-size="10pt" fo:font-weight="bold" style:text-underline-style="none" style:text-underline-color="font-color" style:text-line-through-type="none" style:text-outline="false" style:text-position="33%" style:font-name-complex="" style:font-size-asian="10pt" style:font-size-complex="10pt" style:font-weight-asian="bold" style:font-weight-complex="bold" style:font-name="Arial" fo:font-style="italic" style:font-style-asian="italic" style:font-style-complex="italic"/>
    </style:style>
    <style:style style:name="T8" style:family="text">
      <style:text-properties style:font-name="Arial" fo:font-size="11pt" fo:font-weight="normal" style:text-underline-style="none" style:text-underline-color="font-color" style:text-line-through-type="none" fo:font-style="italic" style:text-outline="false" fo:text-shadow="none" style:text-position="0%" style:font-name-complex="" style:font-size-asian="11pt" style:font-size-complex="11pt" style:font-weight-asian="normal" style:font-weight-complex="normal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name-complex="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33%" style:font-name-complex="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33%" style:font-name-complex="" style:font-size-asian="8pt" style:font-size-complex="8pt" style:font-weight-asian="normal" style:font-weight-complex="normal" style:font-style-asian="italic" style:font-style-complex="italic"/>
    </style:style>
    <style:style style:name="T12" style:family="text">
      <style:text-properties style:font-style-complex="normal" style:font-name="Arial" fo:font-size="10pt" fo:font-weight="normal" style:text-underline-style="none" style:text-underline-color="font-color" style:text-line-through-type="none" fo:font-style="normal" style:text-outline="false" style:text-position="0%" fo:text-shadow="none" style:font-name-complex="" style:font-size-asian="10pt" style:font-size-complex="10pt" style:font-weight-asian="normal" style:font-weight-complex="normal" style:font-style-asian="normal"/>
    </style:style>
    <style:style style:name="T13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" fo:text-shadow="none" style:font-name-complex="" style:font-weight-asian="normal" style:font-weight-complex="normal" style:font-style-asian="normal" fo:font-size="9pt" style:font-size-asian="9pt" style:font-size-complex="9pt"/>
    </style:style>
    <style:style style:name="T14" style:family="text">
      <style:text-properties style:font-name="Arial" fo:font-weight="normal" style:text-underline-style="none" style:text-underline-color="font-color" style:text-line-through-type="none" style:text-outline="false" style:text-position="0%" fo:text-shadow="none" style:font-name-complex="" style:font-weight-asian="normal" style:font-weight-complex="normal" fo:font-size="9pt" style:font-size-asian="9pt" style:font-size-complex="9pt" fo:font-style="italic" style:font-style-asian="italic" style:font-style-complex="italic"/>
    </style:style>
    <style:style style:name="T15" style:family="text">
      <style:text-properties style:font-name="Arial" style:font-style-complex="italic" style:font-style-asian="italic" style:font-weight-complex="normal" style:font-weight-asian="normal" style:font-size-complex="8pt" style:font-size-asian="8pt" style:font-name-complex="" style:text-position="33%" style:text-outline="false" fo:font-style="italic" style:text-line-through-type="none" style:text-underline-style="none" style:text-underline-color="font-color" fo:font-weight="normal" fo:font-size="8pt" fo:text-shadow="none"/>
    </style:style>
    <style:style style:name="T16" style:family="text">
      <style:text-properties style:font-name="Arial" style:font-style-complex="italic" style:font-style-asian="italic" style:font-weight-complex="normal" style:font-weight-asian="normal" style:font-size-complex="8pt" style:font-size-asian="8pt" style:font-name-complex="" style:text-outline="false" fo:font-style="italic" style:text-line-through-type="none" style:text-underline-style="none" style:text-underline-color="font-color" fo:font-weight="normal" fo:font-size="8pt" fo:text-shadow="none" style:text-position="0%"/>
    </style:style>
    <style:style style:name="T17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" style:text-position="33%" style:text-outline="false" fo:font-style="normal" style:text-line-through-type="none" style:text-underline-style="none" style:text-underline-color="font-color" fo:font-weight="normal" fo:font-size="8pt" fo:text-shadow="none"/>
    </style:style>
    <style:style style:name="T18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" style:text-outline="false" fo:font-style="normal" style:text-line-through-type="none" style:text-underline-style="none" style:text-underline-color="font-color" fo:font-weight="normal" fo:font-size="8pt" fo:text-shadow="none" style:text-position="0%"/>
    </style:style>
  </office:automatic-styles>
  <office:body>
    <office:spreadsheet>
      <table:content-validations>
        <table:content-validation table:name="val1" table:base-cell-address="Sheet1.B18">
          <table:error-message table:message-type="stop" table:display="true"/>
        </table:content-validation>
        <table:content-validation table:name="val2" table:base-cell-address="Sheet1.C6">
          <table:help-message table:display="true">
            <text:p>Wenn bekannt, Namen einsetzen, ansonsten "N.N." (If known, insert names, otherwise "N.N".)</text:p>
          </table:help-message>
          <table:error-message table:message-type="stop" table:display="true"/>
        </table:content-validation>
        <table:content-validation table:name="val3" table:base-cell-address="Sheet1.E27">
          <table:help-message table:display="true">
            <text:p>Wenn bekannt, Namen einsetzen, ansonsten Tätigkeit der Werkvertragnehmerin/des Werkvertragnehmers (z. B. ProgrammiererIn, <text:s/>etc.).</text:p>
          </table:help-message>
          <table:error-message table:message-type="stop" table:display="true"/>
        </table:content-validation>
        <table:content-validation table:name="val4" table:base-cell-address="Sheet1.F6">
          <table:help-message table:display="true">
            <text:p>Bitte geben Sie die ersten 4 Stellen der österreichischen Sozialversicherungsnummer ein!</text:p>
          </table:help-message>
          <table:error-message table:message-type="stop" table:display="true"/>
        </table:content-validation>
        <table:content-validation table:name="val5" table:base-cell-address="Sheet1.G6">
          <table:help-message table:display="true">
            <text:p>Eingabeformat: dd.mm.yyyy</text:p>
          </table:help-message>
          <table:error-message table:message-type="stop" table:display="true"/>
        </table:content-validation>
        <table:content-validation table:name="val6" table:condition="of:cell-content-is-in-list([$Sheet1.$D$59:.$D$61])" table:allow-empty-cell="true" table:display-list="unsorted" table:base-cell-address="Sheet1.H6">
          <table:error-message table:message-type="stop" table:display="true"/>
        </table:content-validation>
        <table:content-validation table:name="val7" table:condition="of:cell-content-is-in-list([$Sheet1.$D$51:.$D$54])" table:allow-empty-cell="true" table:display-list="unsorted" table:base-cell-address="Sheet1.I6">
          <table:help-message table:title="Beschäftigungsform" table:display="true">
            <text:p>Bitte wählen Sie die Beschäftigungsform aus!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00)" table:allow-empty-cell="true" table:base-cell-address="Sheet1.J6">
          <table:help-message table:display="true">
            <text:p>Bitte geben Sie einen Wert zwischen 10 und 100% ein! </text:p>
          </table:help-message>
          <table:error-message table:message-type="stop" table:display="true"/>
        </table:content-validation>
        <table:content-validation table:name="val9" table:base-cell-address="Sheet1.K6">
          <table:help-message table:display="true">
            <text:p>Bitte geben Sie den aktuellen FWF Personalkostensatz ein!</text:p>
          </table:help-message>
          <table:error-message table:message-type="stop" table:display="true"/>
        </table:content-validation>
        <table:content-validation table:name="val10" table:base-cell-address="Sheet1.K10">
          <table:help-message table:display="true">
            <text:p>Gesamtsumme Personal 1. Jahr</text:p>
          </table:help-message>
          <table:error-message table:message-type="stop" table:display="true"/>
        </table:content-validation>
        <table:content-validation table:name="val11" table:base-cell-address="Sheet1.K22">
          <table:help-message table:display="true">
            <text:p>Gesamtsumme Geräte 1. Jahr</text:p>
          </table:help-message>
          <table:error-message table:message-type="stop" table:display="true"/>
        </table:content-validation>
        <table:content-validation table:name="val12" table:base-cell-address="Sheet1.K30">
          <table:help-message table:display="true">
            <text:p>Gesamtsumme Werkverträge 1. Jahr</text:p>
          </table:help-message>
          <table:error-message table:message-type="stop" table:display="true"/>
        </table:content-validation>
        <table:content-validation table:name="val13" table:base-cell-address="Sheet1.K31">
          <table:help-message table:display="true">
            <text:p>Zwischensumme 1. Jahr</text:p>
          </table:help-message>
          <table:error-message table:message-type="stop" table:display="true"/>
        </table:content-validation>
        <table:content-validation table:name="val14" table:base-cell-address="Sheet1.K33">
          <table:help-message table:display="true">
            <text:p>Gesamtsumme</text:p>
          </table:help-message>
          <table:error-message table:message-type="stop" table:display="true"/>
        </table:content-validation>
        <table:content-validation table:name="val15" table:base-cell-address="Sheet1.L22">
          <table:help-message table:display="true">
            <text:p>Gesamtsumme Geräte 2. Jahr</text:p>
          </table:help-message>
          <table:error-message table:message-type="stop" table:display="true"/>
        </table:content-validation>
        <table:content-validation table:name="val16" table:base-cell-address="Sheet1.L30">
          <table:help-message table:display="true">
            <text:p>Gesamtsumme Werkverträge 2. Jahr</text:p>
          </table:help-message>
          <table:error-message table:message-type="stop" table:display="true"/>
        </table:content-validation>
        <table:content-validation table:name="val17" table:base-cell-address="Sheet1.L31">
          <table:help-message table:display="true">
            <text:p>Zwischensumme 2. Jahr</text:p>
          </table:help-message>
          <table:error-message table:message-type="stop" table:display="true"/>
        </table:content-validation>
        <table:content-validation table:name="val18" table:base-cell-address="Sheet1.M22">
          <table:help-message table:display="true">
            <text:p>Gesamtsumme Geräte 3. Jahr</text:p>
          </table:help-message>
          <table:error-message table:message-type="stop" table:display="true"/>
        </table:content-validation>
        <table:content-validation table:name="val19" table:base-cell-address="Sheet1.M30">
          <table:help-message table:display="true">
            <text:p>Gesamtsumme Werkverträge 3. Jahr</text:p>
          </table:help-message>
          <table:error-message table:message-type="stop" table:display="true"/>
        </table:content-validation>
        <table:content-validation table:name="val20" table:base-cell-address="Sheet1.M31">
          <table:help-message table:display="true">
            <text:p>Zwischensumme 3. Jahr</text:p>
          </table:help-message>
          <table:error-message table:message-type="stop" table:display="true"/>
        </table:content-validation>
        <table:content-validation table:name="val21" table:base-cell-address="Sheet1.M32">
          <table:help-message table:display="true">
            <text:p>Allgemeine Projektkosten</text:p>
          </table:help-message>
          <table:error-message table:message-type="stop" table:display="true"/>
        </table:content-validation>
        <table:content-validation table:name="val22" table:base-cell-address="Sheet1.N10">
          <table:help-message table:display="true">
            <text:p>Gesamtsumme Personal</text:p>
          </table:help-message>
          <table:error-message table:message-type="stop" table:display="true"/>
        </table:content-validation>
        <table:content-validation table:name="val23" table:base-cell-address="Sheet1.N22">
          <table:help-message table:display="true">
            <text:p>Gesamtsumme Geräte</text:p>
          </table:help-message>
          <table:error-message table:message-type="stop" table:display="true"/>
        </table:content-validation>
        <table:content-validation table:name="val24" table:base-cell-address="Sheet1.N24">
          <table:help-message table:display="true">
            <text:p>Gesamtsumme Material</text:p>
          </table:help-message>
          <table:error-message table:message-type="stop" table:display="true"/>
        </table:content-validation>
        <table:content-validation table:name="val25" table:base-cell-address="Sheet1.N25">
          <table:help-message table:display="true">
            <text:p>Gesamtsumme Reisekosten</text:p>
          </table:help-message>
          <table:error-message table:message-type="stop" table:display="true"/>
        </table:content-validation>
        <table:content-validation table:name="val26" table:base-cell-address="Sheet1.N26">
          <table:help-message table:display="true">
            <text:p>Gesamtsumme Sonstige Kosten</text:p>
          </table:help-message>
          <table:error-message table:message-type="stop" table:display="true"/>
        </table:content-validation>
        <table:content-validation table:name="val27" table:base-cell-address="Sheet1.N30">
          <table:help-message table:display="true">
            <text:p>Gesamtsumme Werkverträge</text:p>
          </table:help-message>
          <table:error-message table:message-type="stop" table:display="true"/>
        </table:content-validation>
        <table:content-validation table:name="val28" table:base-cell-address="Sheet1.N31">
          <table:help-message table:display="true">
            <text:p>Zwischensumme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7" table:number-columns-repeated="3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240" table:default-cell-style-name="ce7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ntragstellerin bzw. Antragsteller</text:p>
          </table:table-cell>
          <table:covered-table-cell table:number-columns-repeated="3" table:style-name="ce17"/>
          <table:table-cell table:style-name="ce38" office:value-type="string" calcext:value-type="string" table:number-columns-spanned="3" table:number-rows-spanned="1">
            <text:p>Group 10 ^^</text:p>
          </table:table-cell>
          <table:covered-table-cell table:number-columns-repeated="2" table:style-name="ce42"/>
          <table:table-cell table:style-name="ce6" table:number-columns-repeated="8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4" table:number-rows-spanned="1">
            <text:p>(applicant)</text:p>
          </table:table-cell>
          <table:covered-table-cell table:number-columns-repeated="3" table:style-name="ce18"/>
          <table:table-cell table:style-name="ce6" table:number-columns-repeated="11"/>
          <table:table-cell table:number-columns-repeated="1009"/>
        </table:table-row>
        <table:table-row table:style-name="ro2">
          <table:table-cell table:style-name="ce3"/>
          <table:table-cell table:style-name="ce18" table:number-columns-repeated="3"/>
          <table:table-cell table:style-name="ce6" table:number-columns-repeated="1020"/>
        </table:table-row>
        <table:table-row table:style-name="ro3">
          <table:table-cell table:style-name="ce4" office:value-type="string" calcext:value-type="string">
            <text:p>Personal 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ProjektmitarbeiterIn</text:p>
          </table:table-cell>
          <table:table-cell table:style-name="ce4" table:number-columns-repeated="2"/>
          <table:table-cell table:style-name="ce43" office:value-type="string" calcext:value-type="string">
            <text:p>SV-Nr.</text:p>
          </table:table-cell>
          <table:table-cell table:style-name="ce43" office:value-type="string" calcext:value-type="string">
            <text:p>Geb.Datum</text:p>
          </table:table-cell>
          <table:table-cell table:style-name="ce55" office:value-type="string" calcext:value-type="string">
            <text:p>Geschlecht</text:p>
          </table:table-cell>
          <table:table-cell table:style-name="ce55" office:value-type="string" calcext:value-type="string">
            <text:p>Art<text:span text:style-name="T10">1</text:span></text:p>
          </table:table-cell>
          <table:table-cell table:style-name="ce55" office:value-type="string" calcext:value-type="string">
            <text:p>Ausmaß %</text:p>
          </table:table-cell>
          <table:table-cell table:style-name="ce43" office:value-type="string" calcext:value-type="string">
            <text:p>1.Jahr</text:p>
          </table:table-cell>
          <table:table-cell table:style-name="ce43" office:value-type="string" calcext:value-type="string">
            <text:p>2.Jahr</text:p>
          </table:table-cell>
          <table:table-cell table:style-name="ce43" office:value-type="string" calcext:value-type="string">
            <text:p>3.Jahr</text:p>
          </table:table-cell>
          <table:table-cell table:style-name="ce43" office:value-type="string" calcext:value-type="string">
            <text:p>4.Jahr (50%)</text:p>
          </table:table-cell>
          <table:table-cell table:style-name="ce55" office:value-type="string" calcext:value-type="string">
            <text:p>Summe</text:p>
          </table:table-cell>
          <table:table-cell table:style-name="ce6" table:number-columns-repeated="1009"/>
        </table:table-row>
        <table:table-row table:style-name="ro4">
          <table:table-cell table:style-name="ce5" office:value-type="string" calcext:value-type="string">
            <text:p>(Personnel)</text:p>
          </table:table-cell>
          <table:table-cell table:style-name="ce19" office:value-type="string" calcext:value-type="string">
            <text:p>(item)</text:p>
          </table:table-cell>
          <table:table-cell table:style-name="ce19" office:value-type="string" calcext:value-type="string">
            <text:p>(project collaborator<text:span text:style-name="T3">)</text:span></text:p>
          </table:table-cell>
          <table:table-cell table:style-name="ce19" table:number-columns-repeated="2"/>
          <table:table-cell table:style-name="ce44" office:value-type="string" calcext:value-type="string">
            <text:p>(soc.sec.nr.)</text:p>
          </table:table-cell>
          <table:table-cell table:style-name="ce44" office:value-type="string" calcext:value-type="string">
            <text:p>(date of birth)</text:p>
          </table:table-cell>
          <table:table-cell table:style-name="ce56" office:value-type="string" calcext:value-type="string">
            <text:p>(sex)</text:p>
          </table:table-cell>
          <table:table-cell table:style-name="ce60" office:value-type="string" calcext:value-type="string">
            <text:p>(status)<text:span text:style-name="T11">1</text:span></text:p>
          </table:table-cell>
          <table:table-cell table:style-name="ce60" office:value-type="string" calcext:value-type="string">
            <text:p>(contribution)</text:p>
          </table:table-cell>
          <table:table-cell table:style-name="ce69" office:value-type="string" calcext:value-type="string">
            <text:p>1<text:span text:style-name="T15">st</text:span><text:span text:style-name="T16"> year</text:span></text:p>
          </table:table-cell>
          <table:table-cell table:style-name="ce69" office:value-type="string" calcext:value-type="string">
            <text:p>2<text:span text:style-name="T15">nd </text:span><text:span text:style-name="T16">year</text:span></text:p>
          </table:table-cell>
          <table:table-cell table:style-name="ce79" office:value-type="string" calcext:value-type="string">
            <text:p>3<text:span text:style-name="T17">rd </text:span><text:span text:style-name="T18">year</text:span></text:p>
          </table:table-cell>
          <table:table-cell table:style-name="ce79" office:value-type="string" calcext:value-type="string">
            <text:p>4th year</text:p>
          </table:table-cell>
          <table:table-cell table:style-name="ce60" office:value-type="string" calcext:value-type="string">
            <text:p>(sum)</text:p>
          </table:table-cell>
          <table:table-cell table:style-name="ce6" table:number-columns-repeated="1009"/>
        </table:table-row>
        <table:table-row table:style-name="ro5">
          <table:table-cell table:style-name="ce5"/>
          <table:table-cell table:style-name="ce20" office:value-type="string" calcext:value-type="string">
            <text:p>01</text:p>
          </table:table-cell>
          <table:table-cell table:style-name="ce23" table:content-validation-name="val2" office:value-type="string" calcext:value-type="string" table:number-columns-spanned="3" table:number-rows-spanned="1">
            <text:p>N.N. (Project Manag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100" calcext:value-type="float">
            <text:p>100</text:p>
          </table:table-cell>
          <table:table-cell table:style-name="ce70" table:content-validation-name="val9" table:formula="of:=4500*12" office:value-type="float" office:value="54000" calcext:value-type="float">
            <text:p>54,000.00</text:p>
          </table:table-cell>
          <table:table-cell table:style-name="ce70" table:content-validation-name="val9" table:formula="of:=[.K6]*1.02" office:value-type="float" office:value="55080" calcext:value-type="float">
            <text:p>55,080.00</text:p>
          </table:table-cell>
          <table:table-cell table:style-name="ce70" table:content-validation-name="val9" table:formula="of:=[.L6]*1.02" office:value-type="float" office:value="56181.6" calcext:value-type="float">
            <text:p>56,181.60</text:p>
          </table:table-cell>
          <table:table-cell table:style-name="ce70" table:content-validation-name="val9" table:formula="of:=[.M6]*1.02*0.5" office:value-type="float" office:value="28652.616" calcext:value-type="float">
            <text:p>28,652.62</text:p>
          </table:table-cell>
          <table:table-cell table:style-name="ce60"/>
          <table:table-cell table:style-name="ce6" table:number-columns-repeated="1009"/>
        </table:table-row>
        <table:table-row table:style-name="ro6">
          <table:table-cell table:style-name="ce6"/>
          <table:table-cell table:style-name="ce20" office:value-type="string" calcext:value-type="string">
            <text:p>02</text:p>
          </table:table-cell>
          <table:table-cell table:style-name="ce23" table:content-validation-name="val2" office:value-type="string" calcext:value-type="string" table:number-columns-spanned="3" table:number-rows-spanned="1">
            <text:p>N.N. (Quality Manag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75" calcext:value-type="float">
            <text:p>75</text:p>
          </table:table-cell>
          <table:table-cell table:style-name="ce70" table:content-validation-name="val9" table:formula="of:=3000*12*([.J7]/100)" office:value-type="float" office:value="27000" calcext:value-type="float">
            <text:p>27,000.00</text:p>
          </table:table-cell>
          <table:table-cell table:style-name="ce70" table:content-validation-name="val9" table:formula="of:=[.K7]*1.02" office:value-type="float" office:value="27540" calcext:value-type="float">
            <text:p>27,540.00</text:p>
          </table:table-cell>
          <table:table-cell table:style-name="ce70" table:content-validation-name="val9" table:formula="of:=[.L7]*1.02" office:value-type="float" office:value="28090.8" calcext:value-type="float">
            <text:p>28,090.80</text:p>
          </table:table-cell>
          <table:table-cell table:style-name="ce81" table:content-validation-name="val9" table:formula="of:=[.M7]*1.02*0.5" office:value-type="float" office:value="14326.308" calcext:value-type="float">
            <text:p>14,326.31</text:p>
          </table:table-cell>
          <table:table-cell/>
          <table:table-cell table:style-name="ce6" table:number-columns-repeated="1009"/>
        </table:table-row>
        <table:table-row table:style-name="ro6">
          <table:table-cell/>
          <table:table-cell table:style-name="ce20" office:value-type="string" calcext:value-type="string">
            <text:p>03</text:p>
          </table:table-cell>
          <table:table-cell table:style-name="ce23" table:content-validation-name="val2" office:value-type="string" calcext:value-type="string" table:number-columns-spanned="3" table:number-rows-spanned="1">
            <text:p>N.N. (Neuroscience Research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100" calcext:value-type="float">
            <text:p>100</text:p>
          </table:table-cell>
          <table:table-cell table:style-name="ce70" table:content-validation-name="val9" office:value-type="float" office:value="41810" calcext:value-type="float">
            <text:p>41,810.00</text:p>
          </table:table-cell>
          <table:table-cell table:style-name="ce70" table:content-validation-name="val9" table:formula="of:=[.K8]*1.02" office:value-type="float" office:value="42646.2" calcext:value-type="float">
            <text:p>42,646.20</text:p>
          </table:table-cell>
          <table:table-cell table:style-name="ce70" table:content-validation-name="val9"/>
          <table:table-cell table:style-name="ce81" table:content-validation-name="val9"/>
          <table:table-cell table:number-columns-repeated="1010"/>
        </table:table-row>
        <table:table-row table:style-name="ro6">
          <table:table-cell/>
          <table:table-cell table:style-name="ce20" office:value-type="string" calcext:value-type="string">
            <text:p>04</text:p>
          </table:table-cell>
          <table:table-cell table:style-name="ce24" table:content-validation-name="val2" office:value-type="string" calcext:value-type="string" table:number-columns-spanned="3" table:number-rows-spanned="1">
            <text:p>N.N. (ComputerScience Research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100" calcext:value-type="float">
            <text:p>100</text:p>
          </table:table-cell>
          <table:table-cell table:style-name="ce70" table:content-validation-name="val9" office:value-type="float" office:value="41810" calcext:value-type="float">
            <text:p>41,810.00</text:p>
          </table:table-cell>
          <table:table-cell table:style-name="ce70" table:content-validation-name="val9" table:formula="of:=[.K9]*1.02" office:value-type="float" office:value="42646.2" calcext:value-type="float">
            <text:p>42,646.20</text:p>
          </table:table-cell>
          <table:table-cell table:style-name="ce70" table:content-validation-name="val9" table:formula="of:=[.L9]*1.02" office:value-type="float" office:value="43499.124" calcext:value-type="float">
            <text:p>43,499.12</text:p>
          </table:table-cell>
          <table:table-cell table:style-name="ce81" table:content-validation-name="val9" table:formula="of:=[.M9]*1.02*0.5" office:value-type="float" office:value="22184.55324" calcext:value-type="float">
            <text:p>22,184.55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0" office:value-type="string" calcext:value-type="string">
            <text:p>05</text:p>
          </table:table-cell>
          <table:table-cell table:style-name="ce24" table:content-validation-name="val2" office:value-type="string" calcext:value-type="string" table:number-columns-spanned="3" table:number-rows-spanned="1">
            <text:p>N.N. (Hardware Engine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100" calcext:value-type="float">
            <text:p>100</text:p>
          </table:table-cell>
          <table:table-cell table:style-name="ce70" table:content-validation-name="val9" office:value-type="float" office:value="31160" calcext:value-type="float">
            <text:p>31,160.00</text:p>
          </table:table-cell>
          <table:table-cell table:style-name="ce70" table:content-validation-name="val9" table:formula="of:=[.K10]*1.02" office:value-type="float" office:value="31783.2" calcext:value-type="float">
            <text:p>31,783.20</text:p>
          </table:table-cell>
          <table:table-cell table:style-name="ce70" table:content-validation-name="val9" table:formula="of:=[.L10]*1.02" office:value-type="float" office:value="32418.864" calcext:value-type="float">
            <text:p>32,418.86</text:p>
          </table:table-cell>
          <table:table-cell table:style-name="ce81" table:content-validation-name="val9" table:formula="of:=[.M10]*1.02*0.5" office:value-type="float" office:value="16533.62064" calcext:value-type="float">
            <text:p>16,533.62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1" office:value-type="string" calcext:value-type="string">
            <text:p>06</text:p>
          </table:table-cell>
          <table:table-cell table:style-name="ce23" table:content-validation-name="val2" office:value-type="string" calcext:value-type="string" table:number-columns-spanned="3" table:number-rows-spanned="1">
            <text:p>N.N. (Software Engine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100" calcext:value-type="float">
            <text:p>100</text:p>
          </table:table-cell>
          <table:table-cell table:style-name="ce70" table:content-validation-name="val9" office:value-type="float" office:value="31160" calcext:value-type="float">
            <text:p>31,160.00</text:p>
          </table:table-cell>
          <table:table-cell table:style-name="ce70" table:content-validation-name="val9" table:formula="of:=[.K11]*1.02" office:value-type="float" office:value="31783.2" calcext:value-type="float">
            <text:p>31,783.20</text:p>
          </table:table-cell>
          <table:table-cell table:style-name="ce70" table:content-validation-name="val9"/>
          <table:table-cell table:style-name="ce81" table:content-validation-name="val9"/>
          <table:table-cell table:style-name="ce82"/>
          <table:table-cell table:style-name="ce6" table:number-columns-repeated="1009"/>
        </table:table-row>
        <table:table-row table:style-name="ro6">
          <table:table-cell table:style-name="ce9"/>
          <table:table-cell table:style-name="ce20" office:value-type="string" calcext:value-type="string">
            <text:p>07</text:p>
          </table:table-cell>
          <table:table-cell table:style-name="ce23" table:content-validation-name="val2" office:value-type="string" calcext:value-type="string" table:number-columns-spanned="3" table:number-rows-spanned="1">
            <text:p>N.N. (Neuroscience Research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100" calcext:value-type="float">
            <text:p>100</text:p>
          </table:table-cell>
          <table:table-cell table:style-name="ce70" table:content-validation-name="val9" office:value-type="float" office:value="41810" calcext:value-type="float">
            <text:p>41,810.00</text:p>
          </table:table-cell>
          <table:table-cell table:style-name="ce70" table:content-validation-name="val9" table:formula="of:=[.K12]*1.02" office:value-type="float" office:value="42646.2" calcext:value-type="float">
            <text:p>42,646.20</text:p>
          </table:table-cell>
          <table:table-cell table:style-name="ce70" table:content-validation-name="val9"/>
          <table:table-cell table:style-name="ce81" table:content-validation-name="val9"/>
          <table:table-cell table:style-name="ce82"/>
          <table:table-cell table:style-name="ce6" table:number-columns-repeated="1009"/>
        </table:table-row>
        <table:table-row table:style-name="ro6">
          <table:table-cell table:style-name="ce9"/>
          <table:table-cell table:style-name="ce20" office:value-type="string" calcext:value-type="string">
            <text:p>08</text:p>
          </table:table-cell>
          <table:table-cell table:style-name="ce24" table:content-validation-name="val2" office:value-type="string" calcext:value-type="string" table:number-columns-spanned="3" table:number-rows-spanned="1">
            <text:p>N.N. (ComputerScience Research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100" calcext:value-type="float">
            <text:p>100</text:p>
          </table:table-cell>
          <table:table-cell table:style-name="ce70" table:content-validation-name="val9" office:value-type="float" office:value="41810" calcext:value-type="float">
            <text:p>41,810.00</text:p>
          </table:table-cell>
          <table:table-cell table:style-name="ce70" table:content-validation-name="val9" table:formula="of:=[.K13]*1.02" office:value-type="float" office:value="42646.2" calcext:value-type="float">
            <text:p>42,646.20</text:p>
          </table:table-cell>
          <table:table-cell table:style-name="ce70" table:content-validation-name="val9" table:formula="of:=[.L13]*1.02" office:value-type="float" office:value="43499.124" calcext:value-type="float">
            <text:p>43,499.12</text:p>
          </table:table-cell>
          <table:table-cell table:style-name="ce81" table:content-validation-name="val9" table:formula="of:=[.M13]*1.02*0.5" office:value-type="float" office:value="22184.55324" calcext:value-type="float">
            <text:p>22,184.55</text:p>
          </table:table-cell>
          <table:table-cell table:style-name="ce82"/>
          <table:table-cell table:style-name="ce6" table:number-columns-repeated="1009"/>
        </table:table-row>
        <table:table-row table:style-name="ro6">
          <table:table-cell table:style-name="ce9"/>
          <table:table-cell table:style-name="ce20" office:value-type="string" calcext:value-type="string">
            <text:p>09</text:p>
          </table:table-cell>
          <table:table-cell table:style-name="ce24" table:content-validation-name="val2" office:value-type="string" calcext:value-type="string" table:number-columns-spanned="3" table:number-rows-spanned="1">
            <text:p>N.N. (Hardware Engine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100" calcext:value-type="float">
            <text:p>100</text:p>
          </table:table-cell>
          <table:table-cell table:style-name="ce70" table:content-validation-name="val9" office:value-type="float" office:value="31160" calcext:value-type="float">
            <text:p>31,160.00</text:p>
          </table:table-cell>
          <table:table-cell table:style-name="ce70" table:content-validation-name="val9" table:formula="of:=[.K14]*1.02" office:value-type="float" office:value="31783.2" calcext:value-type="float">
            <text:p>31,783.20</text:p>
          </table:table-cell>
          <table:table-cell table:style-name="ce70" table:content-validation-name="val9" table:formula="of:=[.L14]*1.02" office:value-type="float" office:value="32418.864" calcext:value-type="float">
            <text:p>32,418.86</text:p>
          </table:table-cell>
          <table:table-cell table:style-name="ce81" table:content-validation-name="val9" table:formula="of:=[.M14]*1.02*0.5" office:value-type="float" office:value="16533.62064" calcext:value-type="float">
            <text:p>16,533.62</text:p>
          </table:table-cell>
          <table:table-cell table:style-name="ce82"/>
          <table:table-cell table:style-name="ce6" table:number-columns-repeated="1009"/>
        </table:table-row>
        <table:table-row table:style-name="ro6">
          <table:table-cell table:style-name="ce9"/>
          <table:table-cell table:style-name="ce21" office:value-type="string" calcext:value-type="string">
            <text:p>10</text:p>
          </table:table-cell>
          <table:table-cell table:style-name="ce23" table:content-validation-name="val2" office:value-type="string" calcext:value-type="string" table:number-columns-spanned="3" table:number-rows-spanned="1">
            <text:p>N.N. (Software Engineer)</text:p>
          </table:table-cell>
          <table:covered-table-cell table:style-name="ce29"/>
          <table:covered-table-cell table:style-name="ce26"/>
          <table:table-cell table:style-name="ce45" table:content-validation-name="val4"/>
          <table:table-cell table:style-name="ce50" table:content-validation-name="val5"/>
          <table:table-cell table:style-name="ce57" table:content-validation-name="val6" office:value-type="string" calcext:value-type="string">
            <text:p>-</text:p>
          </table:table-cell>
          <table:table-cell table:style-name="ce61" table:content-validation-name="val7" office:value-type="string" calcext:value-type="string">
            <text:p>DV</text:p>
          </table:table-cell>
          <table:table-cell table:style-name="ce62" table:content-validation-name="val8" office:value-type="float" office:value="100" calcext:value-type="float">
            <text:p>100</text:p>
          </table:table-cell>
          <table:table-cell table:style-name="ce70" table:content-validation-name="val9" office:value-type="float" office:value="31160" calcext:value-type="float">
            <text:p>31,160.00</text:p>
          </table:table-cell>
          <table:table-cell table:style-name="ce70" table:content-validation-name="val9" table:formula="of:=[.K15]*1.02" office:value-type="float" office:value="31783.2" calcext:value-type="float">
            <text:p>31,783.20</text:p>
          </table:table-cell>
          <table:table-cell table:style-name="ce70" table:content-validation-name="val9"/>
          <table:table-cell table:style-name="ce81" table:content-validation-name="val9"/>
          <table:table-cell table:style-name="ce82"/>
          <table:table-cell table:style-name="ce6" table:number-columns-repeated="1009"/>
        </table:table-row>
        <table:table-row table:style-name="ro6">
          <table:table-cell table:style-name="ce9" table:number-columns-repeated="2"/>
          <table:table-cell table:style-name="ce25" table:number-columns-repeated="6"/>
          <table:table-cell table:style-name="ce9"/>
          <table:table-cell table:style-name="ce63" office:value-type="string" calcext:value-type="string">
            <text:p>Zwischensumme Persona<text:span text:style-name="T12">l</text:span><text:span text:style-name="T13"> </text:span><text:span text:style-name="T14">(subtotal personnel)</text:span></text:p>
          </table:table-cell>
          <table:table-cell table:style-name="ce71" table:content-validation-name="val10" table:formula="of:=SUM([.K6:.K15])" office:value-type="float" office:value="372880" calcext:value-type="float">
            <text:p>372,880.00</text:p>
          </table:table-cell>
          <table:table-cell table:style-name="ce71" table:content-validation-name="val10" table:formula="of:=SUM([.L6:.L15])" office:value-type="float" office:value="380337.6" calcext:value-type="float">
            <text:p>380,337.60</text:p>
          </table:table-cell>
          <table:table-cell table:style-name="ce71" table:content-validation-name="val10" table:formula="of:=SUM([.M6:.M15])" office:value-type="float" office:value="236108.376" calcext:value-type="float">
            <text:p>236,108.38</text:p>
          </table:table-cell>
          <table:table-cell table:style-name="ce71" table:content-validation-name="val10" table:formula="of:=SUM([.N6:.N15])" office:value-type="float" office:value="120415.27176" calcext:value-type="float">
            <text:p>120,415.27</text:p>
          </table:table-cell>
          <table:table-cell table:style-name="ce71" table:content-validation-name="val22" table:formula="of:=SUM([.K16:.M16])" office:value-type="float" office:value="989325.976" calcext:value-type="float">
            <text:p>989,325.98</text:p>
          </table:table-cell>
          <table:table-cell table:style-name="ce6" table:number-columns-repeated="1009"/>
        </table:table-row>
        <table:table-row table:style-name="ro2">
          <table:table-cell table:style-name="ce9" table:number-columns-repeated="9"/>
          <table:table-cell table:style-name="ce64"/>
          <table:table-cell table:style-name="ce9" table:number-columns-repeated="4"/>
          <table:table-cell/>
          <table:table-cell table:style-name="ce6" table:number-columns-repeated="1009"/>
        </table:table-row>
        <table:table-row table:style-name="ro4">
          <table:table-cell table:style-name="ce4" office:value-type="string" calcext:value-type="string">
            <text:p>Geräte</text:p>
          </table:table-cell>
          <table:table-cell table:style-name="ce22" office:value-type="string" calcext:value-type="string">
            <text:p>Position</text:p>
          </table:table-cell>
          <table:table-cell table:style-name="ce22" office:value-type="string" calcext:value-type="string">
            <text:p>Bezeichnung</text:p>
          </table:table-cell>
          <table:table-cell table:style-name="ce22" table:number-columns-repeated="5"/>
          <table:table-cell table:style-name="ce9" table:number-columns-repeated="2"/>
          <table:table-cell table:style-name="ce55" office:value-type="string" calcext:value-type="string">
            <text:p>1.Jahr</text:p>
          </table:table-cell>
          <table:table-cell table:style-name="ce55" office:value-type="string" calcext:value-type="string">
            <text:p>2.Jahr</text:p>
          </table:table-cell>
          <table:table-cell table:style-name="ce55" office:value-type="string" calcext:value-type="string">
            <text:p>3.Jahr</text:p>
          </table:table-cell>
          <table:table-cell table:style-name="ce43" office:value-type="string" calcext:value-type="string">
            <text:p>4.Jahr (50%)</text:p>
          </table:table-cell>
          <table:table-cell/>
          <table:table-cell table:style-name="ce6" table:number-columns-repeated="1009"/>
        </table:table-row>
        <table:table-row table:style-name="ro4">
          <table:table-cell table:style-name="ce5" office:value-type="string" calcext:value-type="string">
            <text:p>(Equipment)</text:p>
          </table:table-cell>
          <table:table-cell table:style-name="ce19" office:value-type="string" calcext:value-type="string">
            <text:p>(item)</text:p>
          </table:table-cell>
          <table:table-cell table:style-name="ce19" office:value-type="string" calcext:value-type="string">
            <text:p>(designation)</text:p>
          </table:table-cell>
          <table:table-cell table:style-name="ce19" table:number-columns-repeated="2"/>
          <table:table-cell table:style-name="ce46" table:number-columns-repeated="3"/>
          <table:table-cell table:style-name="ce9" table:number-columns-repeated="2"/>
          <table:table-cell table:style-name="ce60" office:value-type="string" calcext:value-type="string">
            <text:p>1<text:span text:style-name="T15">st</text:span><text:span text:style-name="T16"> year</text:span></text:p>
          </table:table-cell>
          <table:table-cell table:style-name="ce60" office:value-type="string" calcext:value-type="string">
            <text:p>2<text:span text:style-name="T15">nd </text:span><text:span text:style-name="T16">year</text:span></text:p>
          </table:table-cell>
          <table:table-cell table:style-name="ce60" office:value-type="string" calcext:value-type="string">
            <text:p>3<text:span text:style-name="T15">rd </text:span><text:span text:style-name="T16">year</text:span></text:p>
          </table:table-cell>
          <table:table-cell table:style-name="ce79" office:value-type="string" calcext:value-type="string">
            <text:p>4th year</text:p>
          </table:table-cell>
          <table:table-cell/>
          <table:table-cell table:style-name="ce6" table:number-columns-repeated="1009"/>
        </table:table-row>
        <table:table-row table:style-name="ro6">
          <table:table-cell table:style-name="ce8"/>
          <table:table-cell table:style-name="ce20" table:content-validation-name="val1" office:value-type="string" calcext:value-type="string">
            <text:p>01</text:p>
          </table:table-cell>
          <table:table-cell table:style-name="ce24" office:value-type="string" calcext:value-type="string" table:number-columns-spanned="8" table:number-rows-spanned="1">
            <text:p>Commercial EEG Headsets</text:p>
          </table:table-cell>
          <table:covered-table-cell table:number-columns-repeated="6" table:style-name="ce29"/>
          <table:covered-table-cell table:style-name="ce26"/>
          <table:table-cell table:style-name="ce70" table:formula="of:=500*6" office:value-type="float" office:value="3000" calcext:value-type="float">
            <text:p>3,000.00</text:p>
          </table:table-cell>
          <table:table-cell table:style-name="ce70" table:number-columns-repeated="3"/>
          <table:table-cell table:style-name="ce83"/>
          <table:table-cell table:number-columns-repeated="1009"/>
        </table:table-row>
        <table:table-row table:style-name="ro6">
          <table:table-cell table:style-name="ce8"/>
          <table:table-cell table:style-name="ce20" table:content-validation-name="val1" office:value-type="string" calcext:value-type="string">
            <text:p>02</text:p>
          </table:table-cell>
          <table:table-cell table:style-name="ce26" office:value-type="string" calcext:value-type="string" table:number-columns-spanned="8" table:number-rows-spanned="1">
            <text:p>Medical EEG Device</text:p>
          </table:table-cell>
          <table:covered-table-cell table:number-columns-repeated="6" table:style-name="ce29"/>
          <table:covered-table-cell table:style-name="ce26"/>
          <table:table-cell table:style-name="ce70" office:value-type="float" office:value="60000" calcext:value-type="float">
            <text:p>60,000.00</text:p>
          </table:table-cell>
          <table:table-cell table:style-name="ce70" table:number-columns-repeated="3"/>
          <table:table-cell table:style-name="ce83"/>
          <table:table-cell table:number-columns-repeated="1009"/>
        </table:table-row>
        <table:table-row table:style-name="ro6">
          <table:table-cell table:style-name="ce8"/>
          <table:table-cell table:style-name="ce20" table:content-validation-name="val1" office:value-type="string" calcext:value-type="string">
            <text:p>03</text:p>
          </table:table-cell>
          <table:table-cell table:style-name="ce26" office:value-type="string" calcext:value-type="string" table:number-columns-spanned="8" table:number-rows-spanned="1">
            <text:p>Server</text:p>
          </table:table-cell>
          <table:covered-table-cell table:number-columns-repeated="6" table:style-name="ce29"/>
          <table:covered-table-cell table:style-name="ce26"/>
          <table:table-cell table:style-name="ce70" table:formula="of:=2*2000" office:value-type="float" office:value="4000" calcext:value-type="float">
            <text:p>4,000.00</text:p>
          </table:table-cell>
          <table:table-cell table:style-name="ce70" table:number-columns-repeated="3"/>
          <table:table-cell table:style-name="ce83"/>
          <table:table-cell table:number-columns-repeated="1009"/>
        </table:table-row>
        <table:table-row table:style-name="ro6">
          <table:table-cell table:style-name="ce8"/>
          <table:table-cell table:style-name="ce20" table:content-validation-name="val1" office:value-type="string" calcext:value-type="string">
            <text:p>04</text:p>
          </table:table-cell>
          <table:table-cell table:style-name="ce26" office:value-type="string" calcext:value-type="string" table:number-columns-spanned="8" table:number-rows-spanned="1">
            <text:p>Workstations &amp; Notebooks</text:p>
          </table:table-cell>
          <table:covered-table-cell table:number-columns-repeated="6" table:style-name="ce29"/>
          <table:covered-table-cell table:style-name="ce26"/>
          <table:table-cell table:style-name="ce70" table:formula="of:=8*1000 + 2*1200" office:value-type="float" office:value="10400" calcext:value-type="float">
            <text:p>10,400.00</text:p>
          </table:table-cell>
          <table:table-cell table:style-name="ce70" table:number-columns-repeated="3"/>
          <table:table-cell table:style-name="ce83"/>
          <table:table-cell table:number-columns-repeated="1009"/>
        </table:table-row>
        <table:table-row table:style-name="ro6">
          <table:table-cell table:style-name="ce8"/>
          <table:table-cell table:style-name="ce20" table:content-validation-name="val1" office:value-type="string" calcext:value-type="string">
            <text:p>05</text:p>
          </table:table-cell>
          <table:table-cell table:style-name="ce26" table:number-columns-spanned="8" table:number-rows-spanned="1"/>
          <table:covered-table-cell table:number-columns-repeated="6" table:style-name="ce29"/>
          <table:covered-table-cell table:style-name="ce26"/>
          <table:table-cell table:style-name="ce70" table:number-columns-repeated="4"/>
          <table:table-cell table:style-name="ce83"/>
          <table:table-cell table:number-columns-repeated="1009"/>
        </table:table-row>
        <table:table-row table:style-name="ro6">
          <table:table-cell table:style-name="ce9"/>
          <table:table-cell table:style-name="ce20" table:content-validation-name="val1" office:value-type="string" calcext:value-type="string">
            <text:p>06</text:p>
          </table:table-cell>
          <table:table-cell table:style-name="ce26" table:number-columns-spanned="8" table:number-rows-spanned="1"/>
          <table:covered-table-cell table:number-columns-repeated="6" table:style-name="ce29"/>
          <table:covered-table-cell table:style-name="ce26"/>
          <table:table-cell table:style-name="ce70" table:number-columns-repeated="4"/>
          <table:table-cell table:style-name="ce84"/>
          <table:table-cell table:style-name="ce6" table:number-columns-repeated="1009"/>
        </table:table-row>
        <table:table-row table:style-name="ro6">
          <table:table-cell table:style-name="ce9" table:number-columns-repeated="9"/>
          <table:table-cell table:style-name="ce63" office:value-type="string" calcext:value-type="string">
            <text:p>Zwischensumme Geräte<text:span text:style-name="T9"> (subtotal equipment)</text:span></text:p>
          </table:table-cell>
          <table:table-cell table:style-name="ce71" table:content-validation-name="val11" table:formula="of:=SUM([.K20:.K25])" office:value-type="float" office:value="77400" calcext:value-type="float">
            <text:p>77,400.00</text:p>
          </table:table-cell>
          <table:table-cell table:style-name="ce71" table:content-validation-name="val15" table:formula="of:=SUM([.L20:.L25])" office:value-type="float" office:value="0" calcext:value-type="float">
            <text:p>0.00</text:p>
          </table:table-cell>
          <table:table-cell table:style-name="ce71" table:content-validation-name="val18" table:formula="of:=SUM([.M20:.M25])" office:value-type="float" office:value="0" calcext:value-type="float">
            <text:p>0.00</text:p>
          </table:table-cell>
          <table:table-cell table:style-name="ce71" table:content-validation-name="val18"/>
          <table:table-cell table:style-name="ce71" table:content-validation-name="val23" table:formula="of:=SUM([.K26:.M26])" office:value-type="float" office:value="77400" calcext:value-type="float">
            <text:p>77,400.00</text:p>
          </table:table-cell>
          <table:table-cell table:style-name="ce6" table:number-columns-repeated="1009"/>
        </table:table-row>
        <table:table-row table:style-name="ro7">
          <table:table-cell table:style-name="ce9" table:number-columns-repeated="9"/>
          <table:table-cell table:style-name="ce64"/>
          <table:table-cell table:style-name="ce72" table:number-columns-repeated="5"/>
          <table:table-cell table:style-name="ce6" table:number-columns-repeated="1009"/>
        </table:table-row>
        <table:table-row table:style-name="ro8">
          <table:table-cell table:style-name="ce10" office:value-type="string" calcext:value-type="string" table:number-columns-spanned="3" table:number-rows-spanned="1">
            <text:p>Materialkosten<text:span text:style-name="T1">                           </text:span><text:span text:style-name="T2">(Costs for supplies &amp; expendables)</text:span></text:p>
          </table:table-cell>
          <table:covered-table-cell table:number-columns-repeated="2" table:style-name="ce10"/>
          <table:table-cell table:style-name="ce30" office:value-type="string" calcext:value-type="string" table:number-columns-spanned="7" table:number-rows-spanned="1">
            <text:p>Chipsets and other Hardware for the Prototype; EEG Sensors</text:p>
          </table:table-cell>
          <table:covered-table-cell table:number-columns-repeated="5" table:style-name="ce39"/>
          <table:covered-table-cell table:style-name="ce41"/>
          <table:table-cell table:number-columns-repeated="2" table:style-name="ce70" office:value-type="float" office:value="2500" calcext:value-type="float">
            <text:p>2,500.00</text:p>
          </table:table-cell>
          <table:table-cell table:style-name="ce70" table:number-columns-repeated="2"/>
          <table:table-cell table:style-name="ce71" table:content-validation-name="val24" table:formula="of:=SUM([.K28:.M28])" office:value-type="float" office:value="5000" calcext:value-type="float">
            <text:p>5,000.00</text:p>
          </table:table-cell>
          <table:table-cell table:style-name="ce6" table:number-columns-repeated="1009"/>
        </table:table-row>
        <table:table-row table:style-name="ro9">
          <table:table-cell table:style-name="ce11" office:value-type="string" calcext:value-type="string" table:number-columns-spanned="3" table:number-rows-spanned="1">
            <text:p>Reisekosten                 <text:span text:style-name="T3">(travel costs)</text:span></text:p>
          </table:table-cell>
          <table:covered-table-cell table:number-columns-repeated="2" table:style-name="ce11"/>
          <table:table-cell table:style-name="ce31" office:value-type="string" calcext:value-type="string" table:number-columns-spanned="7" table:number-rows-spanned="1">
            <text:p>Conferences</text:p>
          </table:table-cell>
          <table:covered-table-cell table:number-columns-repeated="5" table:style-name="ce29"/>
          <table:covered-table-cell table:style-name="ce26"/>
          <table:table-cell table:style-name="ce70" office:value-type="float" office:value="4000" calcext:value-type="float">
            <text:p>4,000.00</text:p>
          </table:table-cell>
          <table:table-cell table:style-name="ce70"/>
          <table:table-cell table:style-name="ce70" office:value-type="float" office:value="4000" calcext:value-type="float">
            <text:p>4,000.00</text:p>
          </table:table-cell>
          <table:table-cell table:style-name="ce70"/>
          <table:table-cell table:style-name="ce71" table:content-validation-name="val25" table:formula="of:=SUM([.K29:.M29])" office:value-type="float" office:value="8000" calcext:value-type="float">
            <text:p>8,000.00</text:p>
          </table:table-cell>
          <table:table-cell table:style-name="ce6" table:number-columns-repeated="1009"/>
        </table:table-row>
        <table:table-row table:style-name="ro9">
          <table:table-cell table:style-name="ce12" office:value-type="string" calcext:value-type="string" table:number-columns-spanned="3" table:number-rows-spanned="1">
            <text:p><text:span text:style-name="T4">Sonstige Kosten           </text:span><text:span text:style-name="T5"> (other costs)</text:span></text:p>
          </table:table-cell>
          <table:covered-table-cell table:number-columns-repeated="2" table:style-name="ce12"/>
          <table:table-cell table:style-name="ce32" office:value-type="string" calcext:value-type="string" table:number-columns-spanned="7" table:number-rows-spanned="1">
            <text:p>Teambuiding, Snacks, Coffee, Meetings</text:p>
          </table:table-cell>
          <table:covered-table-cell table:number-columns-repeated="5" table:style-name="ce40"/>
          <table:covered-table-cell table:style-name="ce65"/>
          <table:table-cell table:number-columns-repeated="2" table:style-name="ce73" office:value-type="float" office:value="7000" calcext:value-type="float">
            <text:p>7,000.00</text:p>
          </table:table-cell>
          <table:table-cell table:style-name="ce80" office:value-type="float" office:value="7000" calcext:value-type="float">
            <text:p>7,000.00</text:p>
          </table:table-cell>
          <table:table-cell table:style-name="ce80" table:formula="of:=3500" office:value-type="float" office:value="3500" calcext:value-type="float">
            <text:p>3,500.00</text:p>
          </table:table-cell>
          <table:table-cell table:style-name="ce71" table:content-validation-name="val26" table:formula="of:=SUM([.K30:.M30])" office:value-type="float" office:value="21000" calcext:value-type="float">
            <text:p>21,000.00</text:p>
          </table:table-cell>
          <table:table-cell table:style-name="ce6" table:number-columns-repeated="1009"/>
        </table:table-row>
        <table:table-row table:style-name="ro10">
          <table:table-cell table:style-name="ce13" office:value-type="string" calcext:value-type="string" table:number-columns-spanned="3" table:number-rows-spanned="1">
            <text:p>Werkverträge <text:span text:style-name="T6">                            </text:span><text:span text:style-name="T7">    (Contracts for work &amp; services)</text:span></text:p>
          </table:table-cell>
          <table:covered-table-cell table:number-columns-repeated="2" table:style-name="ce13"/>
          <table:table-cell table:style-name="ce33" office:value-type="string" calcext:value-type="string">
            <text:p>WV 01</text:p>
          </table:table-cell>
          <table:table-cell table:style-name="ce41" table:content-validation-name="val3" table:number-columns-spanned="6" table:number-rows-spanned="1"/>
          <table:covered-table-cell table:number-columns-repeated="4" table:style-name="ce39" table:content-validation-name="val3"/>
          <table:covered-table-cell table:style-name="ce41" table:content-validation-name="val3"/>
          <table:table-cell table:style-name="ce74" table:number-columns-repeated="4"/>
          <table:table-cell table:style-name="ce85"/>
          <table:table-cell table:style-name="ce6" table:number-columns-repeated="1009"/>
        </table:table-row>
        <table:table-row table:style-name="ro11">
          <table:table-cell table:style-name="ce14"/>
          <table:table-cell table:style-name="ce8"/>
          <table:table-cell/>
          <table:table-cell table:style-name="ce34" office:value-type="string" calcext:value-type="string">
            <text:p>WV 02 </text:p>
          </table:table-cell>
          <table:table-cell table:style-name="ce41" table:content-validation-name="val3" table:number-columns-spanned="6" table:number-rows-spanned="1"/>
          <table:covered-table-cell table:number-columns-repeated="4" table:style-name="ce39" table:content-validation-name="val3"/>
          <table:covered-table-cell table:style-name="ce41" table:content-validation-name="val3"/>
          <table:table-cell table:style-name="ce70" table:number-columns-repeated="4"/>
          <table:table-cell table:style-name="ce85"/>
          <table:table-cell table:number-columns-repeated="1009"/>
        </table:table-row>
        <table:table-row table:style-name="ro12">
          <table:table-cell table:style-name="ce9"/>
          <table:table-cell table:style-name="ce8"/>
          <table:table-cell/>
          <table:table-cell table:style-name="ce34" office:value-type="string" calcext:value-type="string">
            <text:p>WV 03</text:p>
          </table:table-cell>
          <table:table-cell table:style-name="ce41" table:content-validation-name="val3" table:number-columns-spanned="6" table:number-rows-spanned="1"/>
          <table:covered-table-cell table:number-columns-repeated="4" table:style-name="ce39" table:content-validation-name="val3"/>
          <table:covered-table-cell table:style-name="ce41" table:content-validation-name="val3"/>
          <table:table-cell table:style-name="ce70" table:number-columns-repeated="4"/>
          <table:table-cell table:style-name="ce86"/>
          <table:table-cell table:style-name="ce6" table:number-columns-repeated="1009"/>
        </table:table-row>
        <table:table-row table:style-name="ro10">
          <table:table-cell table:style-name="ce9" table:number-columns-repeated="6"/>
          <table:table-cell table:style-name="ce51" office:value-type="string" calcext:value-type="string" table:number-columns-spanned="4" table:number-rows-spanned="1">
            <text:p>Zwischensumme Werkverträge<text:span text:style-name="T9"> (subtotal contracts)</text:span></text:p>
          </table:table-cell>
          <table:covered-table-cell table:number-columns-repeated="2" table:style-name="ce58"/>
          <table:covered-table-cell table:style-name="ce66"/>
          <table:table-cell table:style-name="ce71" table:content-validation-name="val12" table:formula="of:=SUM([.K31:.K33])" office:value-type="float" office:value="0" calcext:value-type="float">
            <text:p>0.00</text:p>
          </table:table-cell>
          <table:table-cell table:style-name="ce71" table:content-validation-name="val16" table:formula="of:=SUM([.L31:.L33])" office:value-type="float" office:value="0" calcext:value-type="float">
            <text:p>0.00</text:p>
          </table:table-cell>
          <table:table-cell table:style-name="ce71" table:content-validation-name="val19" table:formula="of:=SUM([.M31:.M33])" office:value-type="float" office:value="0" calcext:value-type="float">
            <text:p>0.00</text:p>
          </table:table-cell>
          <table:table-cell table:style-name="ce71" table:content-validation-name="val19"/>
          <table:table-cell table:style-name="ce71" table:content-validation-name="val27" table:formula="of:=SUM([.K34:.M34])" office:value-type="float" office:value="0" calcext:value-type="float">
            <text:p>0.00</text:p>
          </table:table-cell>
          <table:table-cell table:style-name="ce6" table:number-columns-repeated="1009"/>
        </table:table-row>
        <table:table-row table:style-name="ro10">
          <table:table-cell table:style-name="ce9" table:number-columns-repeated="2"/>
          <table:table-cell table:style-name="ce27" table:number-columns-repeated="3"/>
          <table:table-cell table:style-name="ce47" office:value-type="string" calcext:value-type="string" table:number-columns-spanned="5" table:number-rows-spanned="1">
            <text:p>Zwischensumme EUR <text:span text:style-name="T8">(interim total)</text:span></text:p>
          </table:table-cell>
          <table:covered-table-cell table:number-columns-repeated="3" table:style-name="ce52"/>
          <table:covered-table-cell table:style-name="ce67"/>
          <table:table-cell table:style-name="ce75" table:content-validation-name="val13" table:formula="of:=[.K16]+[.K26]+[.K28]+[.K29]+[.K30]+[.K34]" office:value-type="float" office:value="463780" calcext:value-type="float">
            <text:p>463,780.00</text:p>
          </table:table-cell>
          <table:table-cell table:style-name="ce71" table:content-validation-name="val17" table:formula="of:=[.L16]+[.L26]+[.L28]+[.L29]+[.L30]+[.L34]" office:value-type="float" office:value="389837.6" calcext:value-type="float">
            <text:p>389,837.60</text:p>
          </table:table-cell>
          <table:table-cell table:style-name="ce71" table:content-validation-name="val20" table:formula="of:=[.M16]+[.M26]+[.M28]+[.M29]+[.M30]+[.M34]" office:value-type="float" office:value="247108.376" calcext:value-type="float">
            <text:p>247,108.38</text:p>
          </table:table-cell>
          <table:table-cell table:style-name="ce71" table:content-validation-name="val20"/>
          <table:table-cell table:style-name="ce87" table:content-validation-name="val28" table:formula="of:=SUM([.K35:.M35])" office:value-type="float" office:value="1100725.976" calcext:value-type="float">
            <text:p>1,100,725.98</text:p>
          </table:table-cell>
          <table:table-cell table:style-name="ce6" table:number-columns-repeated="1009"/>
        </table:table-row>
        <table:table-row table:style-name="ro13">
          <table:table-cell table:style-name="ce9" table:number-columns-repeated="2"/>
          <table:table-cell table:style-name="ce6" table:number-columns-repeated="3"/>
          <table:table-cell table:style-name="ce48" office:value-type="string" calcext:value-type="string" table:number-columns-spanned="5" table:number-rows-spanned="1">
            <text:p>ALLGEMEINE PROJEKTKOSTEN EUR <text:span text:style-name="T9">(obligatorisch 5% der Zwi-schensumme) GENERAL COSTS (compulsory 5% of the interim total)</text:span></text:p>
          </table:table-cell>
          <table:covered-table-cell table:number-columns-repeated="4" table:style-name="ce53"/>
          <table:table-cell table:style-name="ce76" table:number-columns-repeated="2"/>
          <table:table-cell table:style-name="ce71" table:content-validation-name="val21" table:formula="of:=[.O35]*0.05" office:value-type="float" office:value="55036.2988" calcext:value-type="float" table:number-columns-spanned="3" table:number-rows-spanned="1">
            <text:p>55,036.30</text:p>
          </table:table-cell>
          <table:covered-table-cell table:style-name="ce71" table:content-validation-name="val21"/>
          <table:covered-table-cell table:style-name="ce88"/>
          <table:table-cell table:style-name="ce6" table:number-columns-repeated="1009"/>
        </table:table-row>
        <table:table-row table:style-name="ro14">
          <table:table-cell table:style-name="ce9" table:number-columns-repeated="2"/>
          <table:table-cell table:style-name="ce28" table:number-columns-repeated="3"/>
          <table:table-cell table:style-name="ce49"/>
          <table:table-cell table:style-name="ce54" office:value-type="string" calcext:value-type="string" table:number-columns-spanned="4" table:number-rows-spanned="1">
            <text:p>GESAMTSUMME EUR (TOTAL SUM)</text:p>
          </table:table-cell>
          <table:covered-table-cell table:number-columns-repeated="2" table:style-name="ce59"/>
          <table:covered-table-cell table:style-name="ce68"/>
          <table:table-cell table:style-name="ce77" table:content-validation-name="val14" table:formula="of:=[.M36]+[.O35]" office:value-type="float" office:value="1155762.2748" calcext:value-type="float" table:number-columns-spanned="5" table:number-rows-spanned="1">
            <text:p>1,155,762.27</text:p>
          </table:table-cell>
          <table:covered-table-cell table:number-columns-repeated="3" table:style-name="ce78" table:content-validation-name="val14"/>
          <table:covered-table-cell table:style-name="ce89" table:content-validation-name="val14"/>
          <table:table-cell table:style-name="ce6" table:number-columns-repeated="1009"/>
        </table:table-row>
        <table:table-row table:style-name="ro6" table:number-rows-repeated="2">
          <table:table-cell table:style-name="ce6" table:number-columns-repeated="1024"/>
        </table:table-row>
        <table:table-row table:style-name="ro6">
          <table:table-cell table:style-name="ce9" table:number-columns-repeated="2"/>
          <table:table-cell table:style-name="ce6" table:number-columns-repeated="1022"/>
        </table:table-row>
        <table:table-row table:style-name="ro6">
          <table:table-cell table:style-name="ce15"/>
          <table:table-cell table:style-name="ce9"/>
          <table:table-cell table:style-name="ce6" table:number-columns-repeated="1022"/>
        </table:table-row>
        <table:table-row table:style-name="ro6">
          <table:table-cell table:style-name="ce16"/>
          <table:table-cell table:style-name="ce6" table:number-columns-repeated="4"/>
          <table:table-cell table:style-name="ce18" table:number-columns-repeated="10"/>
          <table:table-cell table:style-name="ce6" table:number-columns-repeated="1009"/>
        </table:table-row>
        <table:table-row table:style-name="ro6">
          <table:table-cell table:style-name="ce6" table:number-columns-repeated="5"/>
          <table:table-cell table:style-name="ce16" table:number-columns-repeated="10"/>
          <table:table-cell table:style-name="ce6" table:number-columns-repeated="1009"/>
        </table:table-row>
        <table:table-row table:style-name="ro6">
          <table:table-cell table:style-name="ce6" table:number-columns-repeated="2"/>
          <table:table-cell table:style-name="ce18" table:number-columns-repeated="12"/>
          <table:table-cell table:style-name="ce6" table:number-columns-repeated="1010"/>
        </table:table-row>
        <table:table-row table:style-name="ro6">
          <table:table-cell table:style-name="ce6"/>
          <table:table-cell table:style-name="ce18" table:number-columns-repeated="4"/>
          <table:table-cell table:style-name="ce16" table:number-columns-repeated="7"/>
          <table:table-cell table:style-name="ce6" table:number-columns-repeated="1012"/>
        </table:table-row>
        <table:table-row table:style-name="ro6">
          <table:table-cell table:style-name="ce6"/>
          <table:table-cell table:style-name="ce16" table:number-columns-repeated="4"/>
          <table:table-cell table:style-name="ce6" table:number-columns-repeated="1019"/>
        </table:table-row>
        <table:table-row table:style-name="ro6" table:number-rows-repeated="3">
          <table:table-cell table:style-name="ce6" table:number-columns-repeated="1024"/>
        </table:table-row>
        <table:table-row table:style-name="ro4">
          <table:table-cell table:style-name="ce6" table:number-columns-repeated="1024"/>
        </table:table-row>
        <table:table-row table:style-name="ro15">
          <table:table-cell table:style-name="ce6" table:number-columns-repeated="3"/>
          <table:table-cell table:style-name="ce35" table:formula="of:=&quot;-&quot;" office:value-type="string" office:string-value="-" calcext:value-type="string">
            <text:p>-</text:p>
          </table:table-cell>
          <table:table-cell table:style-name="ce6" table:number-columns-repeated="1020"/>
        </table:table-row>
        <table:table-row table:style-name="ro15">
          <table:table-cell table:style-name="ce6" table:number-columns-repeated="3"/>
          <table:table-cell table:style-name="ce36" office:value-type="string" calcext:value-type="string">
            <text:p>DV</text:p>
          </table:table-cell>
          <table:table-cell table:style-name="ce6" table:number-columns-repeated="1020"/>
        </table:table-row>
        <table:table-row table:style-name="ro15">
          <table:table-cell table:style-name="ce6" table:number-columns-repeated="3"/>
          <table:table-cell table:style-name="ce36" office:value-type="string" calcext:value-type="string">
            <text:p>GB</text:p>
          </table:table-cell>
          <table:table-cell table:style-name="ce6" table:number-columns-repeated="1020"/>
        </table:table-row>
        <table:table-row table:style-name="ro15">
          <table:table-cell table:style-name="ce6" table:number-columns-repeated="3"/>
          <table:table-cell table:style-name="ce36" office:value-type="string" calcext:value-type="string">
            <text:p>FS</text:p>
          </table:table-cell>
          <table:table-cell table:style-name="ce6" table:number-columns-repeated="1020"/>
        </table:table-row>
        <table:table-row table:style-name="ro4" table:number-rows-repeated="4">
          <table:table-cell table:style-name="ce6" table:number-columns-repeated="1024"/>
        </table:table-row>
        <table:table-row table:style-name="ro15">
          <table:table-cell table:style-name="ce6" table:number-columns-repeated="3"/>
          <table:table-cell table:style-name="ce35" table:formula="of:=&quot;-&quot;" office:value-type="string" office:string-value="-" calcext:value-type="string">
            <text:p>-</text:p>
          </table:table-cell>
          <table:table-cell table:style-name="ce6" table:number-columns-repeated="1020"/>
        </table:table-row>
        <table:table-row table:style-name="ro15">
          <table:table-cell table:style-name="ce6" table:number-columns-repeated="3"/>
          <table:table-cell table:style-name="ce36" office:value-type="string" calcext:value-type="string">
            <text:p>männlich</text:p>
          </table:table-cell>
          <table:table-cell table:style-name="ce6" table:number-columns-repeated="1020"/>
        </table:table-row>
        <table:table-row table:style-name="ro15">
          <table:table-cell table:style-name="ce6" table:number-columns-repeated="3"/>
          <table:table-cell table:style-name="ce36" office:value-type="string" calcext:value-type="string">
            <text:p>weiblich</text:p>
          </table:table-cell>
          <table:table-cell table:style-name="ce6" table:number-columns-repeated="1020"/>
        </table:table-row>
        <table:table-row table:style-name="ro4" table:number-rows-repeated="3">
          <table:table-cell table:style-name="ce6" table:number-columns-repeated="1024"/>
        </table:table-row>
        <table:table-row table:style-name="ro15">
          <table:table-cell table:style-name="ce6" table:number-columns-repeated="3"/>
          <table:table-cell table:style-name="ce35"/>
          <table:table-cell table:style-name="ce6" table:number-columns-repeated="1020"/>
        </table:table-row>
        <table:table-row table:style-name="ro15" table:number-rows-repeated="8">
          <table:table-cell table:style-name="ce6" table:number-columns-repeated="3"/>
          <table:table-cell table:style-name="ce37"/>
          <table:table-cell table:style-name="ce6" table:number-columns-repeated="1020"/>
        </table:table-row>
        <table:table-row table:style-name="ro4" table:number-rows-repeated="420">
          <table:table-cell table:style-name="ce6" table:number-columns-repeated="1024"/>
        </table:table-row>
        <table:table-row table:style-name="ro4" table:number-rows-repeated="5193">
          <table:table-cell table:number-columns-repeated="15"/>
          <table:table-cell table:style-name="ce6" table:number-columns-repeated="1009"/>
        </table:table-row>
        <table:table-row table:style-name="ro4" table:number-rows-repeated="10428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16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Helv" svg:font-family="Helv"/>
    <style:font-face style:name="F" svg:font-family="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0" number:min-integer-digits="1" number:grouping="true"/>
      <number:text> </number:text>
    </number:number-style>
    <number:number-style style:name="N139P1" style:volatile="true">
      <number:text>-€ </number:text>
      <number:number number:decimal-places="0" number:min-integer-digits="1" number:grouping="true"/>
      <number:text> </number:text>
    </number:number-style>
    <number:number-style style:name="N139P2" style:volatile="true">
      <number:text> €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€ </number:text>
      <number:number number:decimal-places="2" number:min-integer-digits="1" number:grouping="true"/>
      <number:text> </number:text>
    </number:number-style>
    <number:number-style style:name="N147P1" style:volatile="true">
      <number:text>-€ </number:text>
      <number:number number:decimal-places="2" number:min-integer-digits="1" number:grouping="true"/>
      <number:text> </number:text>
    </number:number-style>
    <number:number-style style:name="N147P2" style:volatile="true">
      <number:text> €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Ja</number:text>
    </number:number-style>
    <number:number-style style:name="N153P1" style:volatile="true">
      <number:text>Ja</number:text>
    </number:number-style>
    <number:number-style style:name="N153">
      <number:text>Nein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Wahr</number:text>
    </number:number-style>
    <number:number-style style:name="N155P1" style:volatile="true">
      <number:text>Wahr</number:text>
    </number:number-style>
    <number:number-style style:name="N155">
      <number:text>Falsch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Ein</number:text>
    </number:number-style>
    <number:number-style style:name="N157P1" style:volatile="true">
      <number:text>Ein</number:text>
    </number:number-style>
    <number:number-style style:name="N157">
      <number:text>Aus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5:39:01.932212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6:17:04</meta:creation-date>
    <dc:date>2015-01-08T16:47:20.246653181</dc:date>
    <meta:editing-duration>PT49M31S</meta:editing-duration>
    <meta:editing-cycles>12</meta:editing-cycles>
    <meta:generator>LibreOffice/4.2.7.2$Linux_X86_64 LibreOffice_project/420m0$Build-2</meta:generator>
    <meta:document-statistic meta:table-count="3" meta:cell-count="192" meta:object-count="0"/>
  </office:meta>
</office:document-meta>
</file>